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B0000014BE8CD08DE30C641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323cm" svg:x="1.762cm" svg:y="2.143cm">
          <draw:image xlink:href="Pictures/100002010000030B0000014BE8CD08DE30C641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11:51:12.632336663</meta:creation-date>
    <dc:date>2020-02-03T11:53:43.405599601</dc:date>
    <meta:editing-duration>PT19S</meta:editing-duration>
    <meta:editing-cycles>1</meta:editing-cycles>
    <meta:document-statistic meta:object-count="1"/>
    <meta:generator>LibreOffice/6.0.7.3$Linux_X86_64 LibreOffice_project/00m0$Build-3</meta:generator>
  </office:meta>
</office:document-meta>
</file>